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8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ilenstein 2</text:p>
      <text:p text:style-name="Standard"/>
      <text:p text:style-name="P1">Was wir geschaft haben:</text:p>
      <text:list xml:id="list4080387221981955593" text:style-name="L1">
        <text:list-item>
          <text:p text:style-name="P4">Sphärische Spielwelt</text:p>
        </text:list-item>
        <text:list-item>
          <text:p text:style-name="P4">Datenstruktur für Gebäude und Kreaturen</text:p>
        </text:list-item>
        <text:list-item>
          <text:p text:style-name="P4">Kamera- und Maussteuerung</text:p>
        </text:list-item>
        <text:list-item>
          <text:p text:style-name="P4">Schnittstelle für die GUI</text:p>
        </text:list-item>
        <text:list-item>
          <text:p text:style-name="P4">Erste Modelle und Texturen für Nester, Böden und Wände</text:p>
        </text:list-item>
        <text:list-item>
          <text:p text:style-name="P4">Erste Modelle und Animationen für Kreaturen</text:p>
        </text:list-item>
        <text:list-item>
          <text:p text:style-name="P4">Bewegen in der Spielwelt</text:p>
        </text:list-item>
        <text:list-item>
          <text:p text:style-name="P4">Anlengen von Räumen</text:p>
        </text:list-item>
        <text:list-item>
          <text:p text:style-name="P4">erstes Bauen von Nestern</text:p>
        </text:list-item>
        <text:list-item>
          <text:p text:style-name="P4">Nest Zielposition auswählen</text:p>
        </text:list-item>
      </text:list>
      <text:p text:style-name="Standard"/>
      <text:p text:style-name="P1">Was wir schaffen wollten:</text:p>
      <text:p text:style-name="Standard">Einen lauffähigen Prototypen mit:</text:p>
      <text:list xml:id="list6314392688765370917" text:style-name="L2">
        <text:list-item>
          <text:p text:style-name="P5">Startraum</text:p>
        </text:list-item>
        <text:list-item>
          <text:p text:style-name="P5">Imps</text:p>
        </text:list-item>
        <text:list-item>
          <text:p text:style-name="P5">Bau mehrer Gebäude</text:p>
        </text:list-item>
        <text:list-item>
          <text:p text:style-name="P5">Einheitenproduktion</text:p>
        </text:list-item>
        <text:list-item>
          <text:p text:style-name="P5">mehrer Einheiten</text:p>
        </text:list-item>
        <text:list-item>
          <text:p text:style-name="P5">Gegner-KI</text:p>
        </text:list-item>
        <text:list-item>
          <text:p text:style-name="P5">funktionierende Animation</text:p>
        </text:list-item>
      </text:list>
      <text:p text:style-name="Standard"/>
      <text:p text:style-name="P1">Aufteilung der Aufgaben:</text:p>
      <text:list xml:id="list2147357378239944354" text:style-name="L3">
        <text:list-item>
          <text:p text:style-name="P6">Ästetik: Mareen und Max</text:p>
        </text:list-item>
        <text:list-item>
          <text:p text:style-name="P6">Mechanik: Patrick und Dominik</text:p>
        </text:list-item>
      </text:list>
      <text:p text:style-name="Standard"/>
      <text:p text:style-name="P1">Projektmanagment:</text:p>
      <text:p text:style-name="Standard">Wöchentliche Treffen und Skype Kontaktgruppe</text:p>
      <text:p text:style-name="Standard">Redmine noch nicht funktionsfähig</text:p>
      <text:p text:style-name="Standard"/>
      <text:p text:style-name="P1">Warum es nicht geklappt hat:</text:p>
      <text:p text:style-name="P3">Technische Schwierigkeiten:</text:p>
      <text:list xml:id="list5007985642718199409" text:style-name="L4">
        <text:list-item>
          <text:p text:style-name="P7">Problematische Mauskolision</text:p>
        </text:list-item>
        <text:list-item>
          <text:p text:style-name="P7">Fehlerhafte Animationen</text:p>
        </text:list-item>
        <text:list-item>
          <text:p text:style-name="P7">Verwaschene Texturen wegen fehlerhafter Exporteinstellung</text:p>
        </text:list-item>
      </text:list>
      <text:p text:style-name="Standard"/>
      <text:p text:style-name="P3">Zeitmangel aufgrund von:</text:p>
      <text:list xml:id="list4755164847864607022" text:style-name="L5">
        <text:list-item>
          <text:p text:style-name="P8">Übungen</text:p>
        </text:list-item>
        <text:list-item>
          <text:p text:style-name="P8">andere Projekte</text:p>
        </text:list-item>
        <text:list-item>
          <text:p text:style-name="P8">Arbeit</text:p>
        </text:list-item>
        <text:list-item>
          <text:p text:style-name="P8">Veranstaltungen</text:p>
        </text:list-item>
      </text:list>
      <text:p text:style-name="Standard"/>
      <text:p text:style-name="P1">Was wir zum nächsten Meilenstein machen wollen:</text:p>
      <text:list xml:id="list6302678090469322227" text:style-name="L6">
        <text:list-item>
          <text:p text:style-name="P9">alles was noch nciht fertig war</text:p>
        </text:list-item>
        <text:list-item>
          <text:p text:style-name="P9">zusätzliche Modelle</text:p>
        </text:list-item>
        <text:list-item>
          <text:p text:style-name="P9">Licht, Schatten und Normalmaps</text:p>
        </text:list-item>
        <text:list-item>
          <text:p text:style-name="P9">Anfang des Balancings</text:p>
        </text:list-item>
      </text:list>
      <text:p text:style-name="Standard"/>
      <text:p text:style-name="P2"><text:soft-page-break/>Meilenstein 3</text:p>
      <text:p text:style-name="P12"/>
      <text:p text:style-name="P11">Was wir geschaft haben:</text:p>
      <text:list xml:id="list7710575509400798935" text:style-name="L7">
        <text:list-item>
          <text:p text:style-name="P13">Minimap</text:p>
        </text:list-item>
        <text:list-item>
          <text:p text:style-name="P13">Hotkey-Steuerung</text:p>
        </text:list-item>
        <text:list-item>
          <text:p text:style-name="P13">Spawnen von Gegnern und eigenen Kreaturen</text:p>
        </text:list-item>
        <text:list-item>
          <text:p text:style-name="P13">Feinderkennung der Kreaturne und Gegner</text:p>
        </text:list-item>
        <text:list-item>
          <text:p text:style-name="P13">Wegfindung der Kreaturne und Gegner</text:p>
        </text:list-item>
        <text:list-item>
          <text:p text:style-name="P13">Löschen von Wänden </text:p>
        </text:list-item>
        <text:list-item>
          <text:p text:style-name="P13">Erstellen, Vereinen und Löschen von Räumen</text:p>
        </text:list-item>
        <text:list-item>
          <text:p text:style-name="P13">Platzieren von Nestern</text:p>
        </text:list-item>
      </text:list>
      <text:p text:style-name="P12">Modell und Animationen für:</text:p>
      <text:list xml:id="list4947920431704798718" text:style-name="L8">
        <text:list-item>
          <text:p text:style-name="P14">HQ</text:p>
        </text:list-item>
        <text:list-item>
          <text:p text:style-name="P14">Eingang</text:p>
        </text:list-item>
        <text:list-item>
          <text:p text:style-name="P14">Ritter</text:p>
        </text:list-item>
        <text:list-item>
          <text:p text:style-name="P14">Ameisen</text:p>
        </text:list-item>
        <text:list-item>
          <text:p text:style-name="P14">Imps</text:p>
        </text:list-item>
      </text:list>
      <text:p text:style-name="P11"/>
      <text:p text:style-name="P11">Was wir schaffen wollten:</text:p>
      <text:p text:style-name="P12">Ein funktionierendes Spiel mit:</text:p>
      <text:list xml:id="list4308767717434829346" text:style-name="L9">
        <text:list-item>
          <text:p text:style-name="P15">Vollstandiger GUI</text:p>
        </text:list-item>
        <text:list-item>
          <text:p text:style-name="P15">Imp-KI</text:p>
        </text:list-item>
        <text:list-item>
          <text:p text:style-name="P15">Mehr Gebäude</text:p>
        </text:list-item>
        <text:list-item>
          <text:p text:style-name="P15">Mehr Einheiten</text:p>
        </text:list-item>
        <text:list-item>
          <text:p text:style-name="P15">Balancing</text:p>
        </text:list-item>
      </text:list>
      <text:p text:style-name="P11"/>
      <text:p text:style-name="P11">Aufteilung der Aufgaben:</text:p>
      <text:p text:style-name="P12">Patrick: Ki und Mapgenerator</text:p>
      <text:p text:style-name="P12">Dominik: Hokey-Steuerung, Bausystem und Spawnverwaltung</text:p>
      <text:p text:style-name="P12">Max: Modelle und Animationen für Imps und Ameisen</text:p>
      <text:p text:style-name="P12">Mareen: Minimap</text:p>
      <text:p text:style-name="P11"/>
      <text:p text:style-name="P11">Projektmanagment:</text:p>
      <text:list xml:id="list3122347421292692368" text:style-name="L10">
        <text:list-item>
          <text:p text:style-name="P16">Mehrer wöchentliche Arbeitstreffen.</text:p>
        </text:list-item>
        <text:list-item>
          <text:p text:style-name="P16">Skype und Email</text:p>
        </text:list-item>
        <text:list-item>
          <text:p text:style-name="P16">Redmine</text:p>
        </text:list-item>
      </text:list>
      <text:p text:style-name="P11"/>
      <text:p text:style-name="P11">Warum es nicht geklappt hat:</text:p>
      <text:p text:style-name="P12">Technische Schwierigkeiten:</text:p>
      <text:list xml:id="list3672965361095228064" text:style-name="L11">
        <text:list-item>
          <text:p text:style-name="P17">Unsaubere Verwalung der Spielobjekte</text:p>
        </text:list-item>
        <text:list-item>
          <text:p text:style-name="P17">KI Logik-Fehler</text:p>
        </text:list-item>
        <text:list-item>
          <text:p text:style-name="P17">Fehlerhafte Animationen</text:p>
        </text:list-item>
        <text:list-item>
          <text:p text:style-name="P17">Komplettausfall des Redmineservers</text:p>
        </text:list-item>
      </text:list>
      <text:p text:style-name="P11"/>
      <text:p text:style-name="P11">Was wir zum nächsten Meilenstein (27.6) machen wollen:</text:p>
      <text:list xml:id="list2756060386062795776" text:style-name="L12">
        <text:list-item>
          <text:p text:style-name="P18">Balancing</text:p>
        </text:list-item>
        <text:list-item>
          <text:p text:style-name="P18">Imp-KI</text:p>
        </text:list-item>
        <text:list-item>
          <text:p text:style-name="P18">Mehr Gebäudertypen</text:p>
        </text:list-item>
        <text:list-item>
          <text:p text:style-name="P18">Licht und Schat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57S</meta:editing-duration>
    <meta:editing-cycles>5</meta:editing-cycles>
    <meta:generator>OpenOffice/4.1.1$Win32 OpenOffice.org_project/411m6$Build-9775</meta:generator>
    <dc:date>2015-09-17T21:02:19.39</dc:date>
    <meta:document-statistic meta:table-count="0" meta:image-count="0" meta:object-count="0" meta:page-count="2" meta:paragraph-count="85" meta:word-count="318" meta:character-count="2037"/>
    <meta:user-defined meta:name="Info 1"/>
    <meta:user-defined meta:name="Info 2"/>
    <meta:user-defined meta:name="Info 3"/>
    <meta:user-defined meta:name="Info 4"/>
  </office:meta>
</office:document-meta>
</file>